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2298561924635093236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1437967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8683469361357853155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73,16%</text:p>
            </text:list-item>
            <text:list-item>
              <text:p text:style-name="P7">(distance = 2, PCA(84ft.)): 76,84%</text:p>
            </text:list-item>
            <text:list-item>
              <text:p text:style-name="P7">(distance = 2, PCA(20ft.)): 66,3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  <text:list-item>
              <text:p text:style-name="P7">(distance = 'mahal', PCA(13ft.)): 73,68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<text:soft-page-break/>(RBF, sigma = 1): 52,63%</text:p>
            </text:list-item>
            <text:list-item>
              <text:p text:style-name="P7">(RBF, sigma = 31): 76,32%</text:p>
            </text:list-item>
            <text:list-item>
              <text:p text:style-name="P7">(RBF, sigma = 6, autoscale = false): 76,84%</text:p>
            </text:list-item>
            <text:list-item>
              <text:p text:style-name="P7"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8-04T11:26:31.96</dc:date>
    <meta:editing-duration>P1DT21H17M33S</meta:editing-duration>
    <meta:editing-cycles>31</meta:editing-cycles>
    <meta:generator>OpenOffice/4.1.1$Win32 OpenOffice.org_project/411m6$Build-9775</meta:generator>
    <meta:document-statistic meta:table-count="0" meta:image-count="0" meta:object-count="0" meta:page-count="3" meta:paragraph-count="60" meta:word-count="397" meta:character-count="2390"/>
  </office:meta>
</office:document-meta>
</file>